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 Ref</text:p>
          </table:table-cell>
          <table:table-cell office:value-type="string" calcext:value-type="string">
            <text:p>T unco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(trunc!)</text:p>
          </table:table-cell>
          <table:table-cell office:value-type="string" calcext:value-type="string">
            <text:p>Collected 10-May-2023, WHITE thermistor ca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.1" calcext:value-type="float">
            <text:p>39.1</text:p>
          </table:table-cell>
          <table:table-cell table:formula="of:=10*[.D3]" office:value-type="float" office:value="29400" calcext:value-type="float">
            <text:p>29400</text:p>
          </table:table-cell>
          <table:table-cell office:value-type="float" office:value="2940" calcext:value-type="float">
            <text:p>2940</text:p>
          </table:table-cell>
          <table:table-cell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10*[.D4]" office:value-type="float" office:value="13000" calcext:value-type="float">
            <text:p>13000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10*[.D5]" office:value-type="float" office:value="10920" calcext:value-type="float">
            <text:p>10920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.3" calcext:value-type="float">
            <text:p>90.3</text:p>
          </table:table-cell>
          <table:table-cell table:formula="of:=10*[.D6]" office:value-type="float" office:value="7530" calcext:value-type="float">
            <text:p>7530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formula="of:=10*[.D7]" office:value-type="float" office:value="7600" calcext:value-type="float">
            <text:p>7600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formula="of:=10*[.D8]" office:value-type="float" office:value="5080" calcext:value-type="float">
            <text:p>5080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.5" calcext:value-type="float">
            <text:p>115.5</text:p>
          </table:table-cell>
          <table:table-cell table:formula="of:=10*[.D9]" office:value-type="float" office:value="4680" calcext:value-type="float">
            <text:p>4680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table:formula="of:=10*[.D10]"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table:formula="of:=10*[.D11]" office:value-type="float" office:value="2120" calcext:value-type="float">
            <text:p>2120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169" calcext:value-type="float">
            <text:p>169</text:p>
          </table:table-cell>
          <table:table-cell table:formula="of:=10*[.D12]" office:value-type="float" office:value="2040" calcext:value-type="float">
            <text:p>2040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table:formula="of:=10*[.D13]" office:value-type="float" office:value="1530" calcext:value-type="float">
            <text:p>153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table:formula="of:=10*[.D14]" office:value-type="float" office:value="1120" calcext:value-type="float">
            <text:p>112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table:formula="of:=10*[.D15]" office:value-type="float" office:value="1090" calcext:value-type="float">
            <text:p>1090</text:p>
          </table:table-cell>
          <table:table-cell office:value-type="float" office:value="109" calcext:value-type="float">
            <text:p>10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6:51:28.327254066</meta:creation-date>
    <dc:date>2023-05-10T21:43:35.335617041</dc:date>
    <meta:editing-duration>PT7M16S</meta:editing-duration>
    <meta:editing-cycles>3</meta:editing-cycles>
    <meta:generator>LibreOffice/7.3.7.2$Linux_X86_64 LibreOffice_project/30$Build-2</meta:generator>
    <meta:document-statistic meta:table-count="1" meta:cell-count="57" meta:object-count="0"/>
  </office:meta>
</office:document-meta>
</file>